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4cm" fo:min-width="15.153cm"/>
    </style:style>
    <style:style style:name="gr4" style:family="graphic" style:parent-style-name="standard">
      <style:graphic-properties draw:stroke="none" draw:fill="none" fo:min-height="1.9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family="'Courier New'" style:font-family-generic="modern" style:font-pitch="fixed" fo:font-size="20pt" style:font-size-asian="20pt" style:font-size-complex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family="'Courier New'" style:font-family-generic="modern" style:font-pitch="fixed" fo:font-size="18pt" style:font-size-asian="18pt" style:font-size-complex="18pt"/>
    </style:style>
    <style:style style:name="P9" style:family="paragraph">
      <style:text-properties fo:font-family="'Courier New'" style:font-family-generic="modern" style:font-pitch="fixed" fo:font-size="16pt" style:font-size-asian="16pt" style:font-size-complex="16pt"/>
    </style:style>
    <style:style style:name="P10" style:family="paragraph"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Courier New'" style:font-family-generic="modern" style:font-pitch="fixed" fo:font-size="16pt" style:font-size-asian="16pt" style:font-size-complex="16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16cm" svg:height="1.517cm" svg:x="7.795cm" svg:y="4.833cm">
          <draw:text-box>
            <text:p><text:span text:style-name="T1">Yet Another Bag of Tricks</text:span></text:p>
          </draw:text-box>
        </draw:frame>
        <draw:frame draw:style-name="gr1" draw:text-style-name="P2" draw:layer="layout" svg:width="23.547cm" svg:height="5.915cm" svg:x="2.54cm" svg:y="8.69cm">
          <draw:text-box>
            <text:list text:style-name="L1">
              <text:list-item>
                <text:p><text:span text:style-name="T2"><text:s/></text:span><text:span text:style-name="T2">Quick and easy recursive file operations</text:span></text:p>
              </text:list-item>
              <text:list-item>
                <text:p><text:span text:style-name="T2"><text:s/></text:span><text:span text:style-name="T2">Editing files in-place; or, a better alternative</text:span></text:p>
              </text:list-item>
              <text:list-item>
                <text:p><text:span text:style-name="T2"><text:s/></text:span><text:span text:style-name="T2">A blurb on ispell and Lingua::Spelling::Alternative</text:span></text:p>
              </text:list-item>
              <text:list-item>
                <text:p><text:span text:style-name="T2"><text:s/></text:span><text:span text:style-name="T2">Some notes on Template::Toolkit</text:span></text:p>
              </text:list-item>
              <text:list-item>
                <text:p><text:span text:style-name="T2"><text:s/></text:span><text:span text:style-name="T2">Handling errors gracefully in the midst of a large pile of work</text:span></text:p>
              </text:list-item>
              <text:list-item>
                <text:p><text:span text:style-name="T2"><text:s/></text:span><text:span text:style-name="T2">Mass renaming of files</text:span></text:p>
              </text:list-item>
            </text:list>
          </draw:text-box>
        </draw:frame>
        <draw:frame draw:style-name="gr1" draw:text-style-name="P2" draw:layer="layout" svg:width="11.411cm" svg:height="2.139cm" svg:x="15.894cm" svg:y="18.181cm">
          <draw:text-box>
            <text:p><text:span text:style-name="T2">Presented by Erin Schönhals</text:span></text:p>
            <text:p><text:span text:style-name="T2">Houston.pm, 11 Oct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15cm" svg:height="1.517cm" svg:x="11.43cm" svg:y="8.255cm">
          <draw:text-box>
            <text:p><text:span text:style-name="T1">File::Find</text:span></text:p>
          </draw:text-box>
        </draw:frame>
        <draw:frame draw:style-name="gr1" draw:text-style-name="P2" draw:layer="layout" svg:width="9.498cm" svg:height="1.195cm" svg:x="8.917cm" svg:y="10.235cm">
          <draw:text-box>
            <text:p><text:span text:style-name="T2">Really, it's not that hard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17.384cm" svg:height="5.915cm" svg:x="5.715cm" svg:y="9.325cm">
          <draw:text-box>
            <text:list text:style-name="L1">
              <text:list-item>
                <text:p><text:span text:style-name="T2"><text:s/></text:span><text:span text:style-name="T2">Does one thing, and does it well</text:span></text:p>
              </text:list-item>
              <text:list-item>
                <text:p><text:span text:style-name="T2"><text:s/></text:span><text:span text:style-name="T2">Available nearly everywhere!</text:span></text:p>
              </text:list-item>
              <text:list-item>
                <text:p><text:span text:style-name="T2"><text:s/></text:span><text:span text:style-name="T2">Lets you worry about only what you need to</text:span></text:p>
              </text:list-item>
              <text:list-item>
                <text:p><text:span text:style-name="T2"><text:s/></text:span><text:span text:style-name="T2">Easy to use, once you know how to call it</text:span></text:p>
              </text:list-item>
              <text:list-item>
                <text:p><text:span text:style-name="T2"><text:s/></text:span><text:span text:style-name="T2">Can be pretty fast</text:span></text:p>
              </text:list-item>
              <text:list-item>
                <text:p><text:span text:style-name="T2"><text:s/></text:span><text:span text:style-name="T2">It likes you back!</text:span></text:p>
              </text:list-item>
            </text:list>
          </draw:text-box>
        </draw:frame>
        <draw:frame draw:style-name="gr1" draw:text-style-name="P1" draw:layer="layout" svg:width="15.522cm" svg:height="1.517cm" svg:x="6.35cm" svg:y="3.175cm">
          <draw:text-box>
            <text:p><text:span text:style-name="T1">Why you should like File::Fi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2.321cm" svg:height="1.517cm" svg:x="7.999cm" svg:y="3.563cm">
          <draw:text-box>
            <text:p><text:span text:style-name="T1">The Basics of File::Find</text:span></text:p>
          </draw:text-box>
        </draw:frame>
        <draw:frame draw:style-name="gr1" draw:text-style-name="P3" draw:layer="layout" svg:width="18.79cm" svg:height="7.939cm" svg:x="5.08cm" svg:y="8.89cm">
          <draw:text-box>
            <text:p><text:span text:style-name="T3">use File::Find ();</text:span></text:p>
            <text:p><text:span text:style-name="T3"/></text:p>
            <text:p><text:span text:style-name="T3">File::Find::find({</text:span></text:p>
            <text:p><text:span text:style-name="T3"><text:s text:c="4"/></text:span><text:span text:style-name="T3">'no_chdir' =&gt; 1, # For speed!</text:span></text:p>
            <text:p><text:span text:style-name="T3"><text:s text:c="4"/></text:span><text:span text:style-name="T3">'wanted' <text:s text:c="2"/>=&gt; sub {</text:span></text:p>
            <text:p><text:span text:style-name="T3"><text:s text:c="8"/></text:span><text:span text:style-name="T3">print “$File::Find::name\n”;</text:span></text:p>
            <text:p><text:span text:style-name="T3"><text:s text:c="4"/></text:span><text:span text:style-name="T3">}</text:span></text:p>
            <text:p><text:span text:style-name="T3">}, </text:span><text:span text:style-name="T4">$dir1</text:span><text:span text:style-name="T3">, </text:span><text:span text:style-name="T4">$dir2</text:span><text:span text:style-name="T3">, </text:span><text:span text:style-name="T4">$dir3</text:span><text:span text:style-name="T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6.428cm" svg:height="1.517cm" svg:x="5.715cm" svg:y="3.175cm">
          <draw:text-box>
            <text:p><text:span text:style-name="T1">A quick note on File::Basename</text:span></text:p>
          </draw:text-box>
        </draw:frame>
        <draw:frame draw:style-name="gr1" draw:text-style-name="P2" draw:layer="layout" svg:width="23.429cm" svg:height="5.915cm" svg:x="2.54cm" svg:y="8.69cm">
          <draw:text-box>
            <text:list text:style-name="L1">
              <text:list-item>
                <text:p><text:span text:style-name="T2"><text:s/></text:span><text:span text:style-name="T2">Can get you the very last part of a filename from a path;</text:span><text:span text:style-name="T2"><text:line-break/></text:span><text:span text:style-name="T2"> <text:s text:c="2"/>you know, the “base” name</text:span></text:p>
              </text:list-item>
              <text:list-item>
                <text:p><text:span text:style-name="T2"><text:s/></text:span><text:span text:style-name="T2">You can also use it to get the very first parts of a path;</text:span><text:span text:style-name="T2"><text:line-break/></text:span><text:span text:style-name="T2"> <text:s text:c="2"/>or, the directory name</text:span></text:p>
              </text:list-item>
              <text:list-item>
                <text:p><text:span text:style-name="T2"><text:s/></text:span><text:span text:style-name="T2">When using 'no_chdir' in File::Find, use it to get the relevant</text:span><text:span text:style-name="T2"><text:line-break/></text:span><text:span text:style-name="T2"> <text:s/>bits of a file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539cm" svg:height="1.517cm" svg:x="6.985cm" svg:y="3.563cm">
          <draw:text-box>
            <text:p><text:span text:style-name="T1">File::Find and File::Basename</text:span></text:p>
          </draw:text-box>
        </draw:frame>
        <draw:frame draw:style-name="gr1" draw:text-style-name="P3" draw:layer="layout" svg:width="26.41cm" svg:height="10.822cm" svg:x="0.895cm" svg:y="7.593cm">
          <draw:text-box>
            <text:p><text:span text:style-name="T3">use File::Find <text:s text:c="4"/>();</text:span></text:p>
            <text:p><text:span text:style-name="T3">use File::Basename ();</text:span></text:p>
            <text:p><text:span text:style-name="T3"/></text:p>
            <text:p><text:span text:style-name="T3">File::Find::find({</text:span></text:p>
            <text:p><text:span text:style-name="T3"><text:s text:c="4"/></text:span><text:span text:style-name="T3">'no_chdir' =&gt; 1,</text:span></text:p>
            <text:p><text:span text:style-name="T3"><text:s text:c="4"/></text:span><text:span text:style-name="T3">'wanted' <text:s text:c="2"/>=&gt; sub {</text:span></text:p>
            <text:p><text:span text:style-name="T3"><text:s text:c="8"/></text:span><text:span text:style-name="T3">my </text:span><text:span text:style-name="T4">$name</text:span><text:span text:style-name="T3"> = $File::Find::</text:span><text:span text:style-name="T4">name</text:span><text:span text:style-name="T3">;</text:span></text:p>
            <text:p><text:span text:style-name="T3"><text:s text:c="8"/></text:span><text:span text:style-name="T3">my </text:span><text:span text:style-name="T4">$base</text:span><text:span text:style-name="T3"> = File::Basename::</text:span><text:span text:style-name="T4">basename</text:span><text:span text:style-name="T3">(</text:span><text:span text:style-name="T4">$name</text:span><text:span text:style-name="T3">);</text:span><text:span text:style-name="T3"><text:line-break/></text:span><text:span text:style-name="T3"> <text:s text:c="7"/>my </text:span><text:span text:style-name="T4">$dir</text:span><text:span text:style-name="T3"> <text:s/>= File::Basename::</text:span><text:span text:style-name="T4">dirname</text:span><text:span text:style-name="T3">(</text:span><text:span text:style-name="T4">$name</text:span><text:span text:style-name="T3">);</text:span></text:p>
            <text:p><text:span text:style-name="T3"><text:s text:c="4"/></text:span><text:span text:style-name="T3">}</text:span></text:p>
            <text:p><text:span text:style-name="T3">}, $dir1, $dir2, $dir3);</text:span></text:p>
          </draw:text-box>
        </draw:frame>
        <draw:frame draw:style-name="gr1" draw:text-style-name="P2" draw:layer="layout" svg:width="8.423cm" svg:height="1.195cm" svg:x="10.627cm" svg:y="5.155cm">
          <draw:text-box>
            <text:p><text:span text:style-name="T2">Together, in harmo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0.501cm" svg:height="1.517cm" svg:x="9.184cm" svg:y="7.62cm">
          <draw:text-box>
            <text:p><text:span text:style-name="T1">Editing files in place</text:span></text:p>
          </draw:text-box>
        </draw:frame>
        <draw:frame draw:style-name="gr1" draw:text-style-name="P5" draw:layer="layout" svg:width="19.751cm" svg:height="2.139cm" svg:x="4.379cm" svg:y="9.926cm">
          <draw:text-box>
            <text:p text:style-name="P4"><text:span text:style-name="T2">Better yet, an alternative, and why you should heed</text:span><text:span text:style-name="T2"><text:line-break/></text:span><text:span text:style-name="T2">my ad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1.691cm" svg:height="1.517cm" svg:x="8.255cm" svg:y="4.445cm">
          <draw:text-box>
            <text:p><text:span text:style-name="T1">Why is it not so great?</text:span></text:p>
          </draw:text-box>
        </draw:frame>
        <draw:frame draw:style-name="gr1" draw:text-style-name="P2" draw:layer="layout" svg:width="24.466cm" svg:height="3.083cm" svg:x="1.905cm" svg:y="9.525cm">
          <draw:text-box>
            <text:list text:style-name="L1">
              <text:list-item>
                <text:p><text:span text:style-name="T2"><text:s/></text:span><text:span text:style-name="T2">In plain Perl, editing files line-by-line in place is an afterthought</text:span></text:p>
              </text:list-item>
              <text:list-item>
                <text:p><text:span text:style-name="T2"><text:s/></text:span><text:span text:style-name="T2">Very, very hard to recover from mistakes</text:span></text:p>
              </text:list-item>
              <text:list-item>
                <text:p><text:span text:style-name="T2"><text:s/></text:span><text:span text:style-name="T2">Can be pretty memory-intens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0.945cm" svg:height="1.517cm" svg:x="3.35cm" svg:y="3.521cm">
          <draw:text-box>
            <text:p><text:span text:style-name="T1">Consider the alternative: Use File::Temp!</text:span></text:p>
          </draw:text-box>
        </draw:frame>
        <draw:frame draw:style-name="gr1" draw:text-style-name="P2" draw:layer="layout" svg:width="24.936cm" svg:height="6.859cm" svg:x="1.734cm" svg:y="8.89cm">
          <draw:text-box>
            <text:list text:style-name="L1">
              <text:list-item>
                <text:p><text:span text:style-name="T2"><text:s/></text:span><text:span text:style-name="T2">Allows you to make a temporary file as a scratch pad</text:span></text:p>
              </text:list-item>
              <text:list-item>
                <text:p><text:span text:style-name="T2"><text:s/></text:span><text:span text:style-name="T2">Just copy the scratch pad over the original when you're done!</text:span></text:p>
              </text:list-item>
              <text:list-item>
                <text:p><text:span text:style-name="T2"><text:s/></text:span><text:span text:style-name="T2">If your code needs to start over, just remove the scratch pad.</text:span><text:span text:style-name="T2"><text:line-break/></text:span><text:span text:style-name="T2"> <text:s text:c="2"/>Your original file is still there!</text:span></text:p>
              </text:list-item>
              <text:list-item>
                <text:p><text:span text:style-name="T2"><text:s/></text:span><text:span text:style-name="T2">Reading your original line-by-line, massaging data, and writing</text:span><text:span text:style-name="T2"><text:line-break/></text:span><text:span text:style-name="T2"> <text:s text:c="2"/>to the temporary file needs very little memory</text:span></text:p>
              </text:list-item>
              <text:list-item>
                <text:p><text:span text:style-name="T2"><text:s/></text:span><text:span text:style-name="T2">If your program dies unexpectedly, your original file is still intac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9.743cm" svg:height="1.517cm" svg:x="8.89cm" svg:y="2.54cm">
          <draw:text-box>
            <text:p><text:span text:style-name="T1">File::Temp, in brief</text:span></text:p>
          </draw:text-box>
        </draw:frame>
        <draw:frame draw:style-name="gr1" draw:text-style-name="P3" draw:layer="layout" svg:width="23.362cm" svg:height="8.9cm" svg:x="2.165cm" svg:y="7.936cm">
          <draw:text-box>
            <text:p><text:span text:style-name="T3">use File::Temp ();</text:span></text:p>
            <text:p><text:span text:style-name="T3"/></text:p>
            <text:p><text:span text:style-name="T3">my (</text:span><text:span text:style-name="T4">$fh</text:span><text:span text:style-name="T3">, </text:span><text:span text:style-name="T4">$filename</text:span><text:span text:style-name="T3">) = File::Temp::tempfile();</text:span></text:p>
            <text:p><text:span text:style-name="T3"><text:tab/></text:span></text:p>
            <text:p><text:span text:style-name="T3">print “Got temporary file </text:span><text:span text:style-name="T4">$filename</text:span><text:span text:style-name="T3">\n”;</text:span></text:p>
            <text:p><text:span text:style-name="T3">print {</text:span><text:span text:style-name="T4">$fh</text:span><text:span text:style-name="T3">} “foo\nbar\nbaz\n”;</text:span></text:p>
            <text:p><text:span text:style-name="T3"/></text:p>
            <text:p><text:span text:style-name="T3">close </text:span><text:span text:style-name="T4">$fh</text:span><text:span text:style-name="T3">;</text:span></text:p>
            <text:p><text:span text:style-name="T3">unlink(</text:span><text:span text:style-name="T4">$filename</text:span><text:span text:style-name="T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7.219cm" svg:height="1.517cm" svg:x="5.715cm" svg:y="1.658cm">
          <draw:text-box>
            <text:p><text:span text:style-name="T1">Mishing and mashing bits o' code</text:span></text:p>
          </draw:text-box>
        </draw:frame>
        <draw:frame draw:style-name="gr3" draw:text-style-name="P6" draw:layer="layout" svg:width="25.479cm" svg:height="16.604cm" svg:x="3.647cm" svg:y="4.445cm">
          <draw:text-box>
            <text:p><text:span text:style-name="T5">use File::Temp ();</text:span><text:span text:style-name="T5"><text:line-break/></text:span><text:span text:style-name="T5">use File::Copy ();</text:span><text:span text:style-name="T5"><text:line-break/></text:span><text:span text:style-name="T5"><text:line-break/></text:span><text:span text:style-name="T5">my (</text:span><text:span text:style-name="T6">$file</text:span><text:span text:style-name="T5">) = @ARGV;</text:span><text:span text:style-name="T5"><text:line-break/></text:span><text:span text:style-name="T5"><text:line-break/></text:span><text:span text:style-name="T5">open( my </text:span><text:span text:style-name="T6">$in</text:span><text:span text:style-name="T5">, '&lt;', </text:span><text:span text:style-name="T6">$file</text:span><text:span text:style-name="T5"> ) or die(“Cannot open </text:span><text:span text:style-name="T6">$file</text:span><text:span text:style-name="T5">: $!”);</text:span><text:span text:style-name="T5"><text:line-break/></text:span><text:span text:style-name="T5"><text:line-break/></text:span><text:span text:style-name="T5">my (</text:span><text:span text:style-name="T6">$out</text:span><text:span text:style-name="T5">, </text:span><text:span text:style-name="T6">$tmpfile</text:span><text:span text:style-name="T5">) = File::Temp::tempfile();</text:span><text:span text:style-name="T5"><text:line-break/></text:span><text:span text:style-name="T5"><text:line-break/></text:span><text:span text:style-name="T5">my </text:span><text:span text:style-name="T6">$number</text:span><text:span text:style-name="T5"> = 0;</text:span><text:span text:style-name="T5"><text:line-break/></text:span><text:span text:style-name="T5"><text:line-break/></text:span><text:span text:style-name="T5">while (my </text:span><text:span text:style-name="T6">$line</text:span><text:span text:style-name="T5"> = readline(</text:span><text:span text:style-name="T6">$in</text:span><text:span text:style-name="T7">)) {</text:span><text:span text:style-name="T7"><text:line-break/></text:span><text:span text:style-name="T7"> <text:s text:c="3"/></text:span><text:span text:style-name="T6">$number</text:span><text:span text:style-name="T7">++;</text:span><text:span text:style-name="T7"><text:line-break/></text:span><text:span text:style-name="T7"> <text:s text:c="3"/>chomp </text:span><text:span text:style-name="T6">$line</text:span><text:span text:style-name="T7">;</text:span><text:span text:style-name="T7"><text:line-break/></text:span><text:span text:style-name="T7"> <text:s text:c="3"/></text:span><text:span text:style-name="T6">$line</text:span><text:span text:style-name="T7"> =~ s/^/</text:span><text:span text:style-name="T6">$number</text:span><text:span text:style-name="T7">: /;</text:span><text:span text:style-name="T7"><text:line-break/></text:span><text:span text:style-name="T7"> <text:s text:c="3"/>print {</text:span><text:span text:style-name="T6">$out</text:span><text:span text:style-name="T7">} “</text:span><text:span text:style-name="T6">$line</text:span><text:span text:style-name="T7">\n”;</text:span><text:span text:style-name="T7"><text:line-break/></text:span><text:span text:style-name="T7">}</text:span><text:span text:style-name="T7"><text:line-break/></text:span><text:span text:style-name="T7"><text:line-break/></text:span><text:span text:style-name="T7">close </text:span><text:span text:style-name="T6">$tmp</text:span><text:span text:style-name="T7">;</text:span><text:span text:style-name="T7"><text:line-break/></text:span><text:span text:style-name="T7">close </text:span><text:span text:style-name="T6">$out</text:span><text:span text:style-name="T7">;</text:span></text:p>
            <text:p><text:span text:style-name="T7"/></text:p>
            <text:p><text:span text:style-name="T7">File::Copy::copy(</text:span><text:span text:style-name="T6">$tmpfile</text:span><text:span text:style-name="T7">, </text:span><text:span text:style-name="T6">$file</text:span><text:span text:style-name="T7">);</text:span><text:span text:style-name="T7"><text:line-break/></text:span><text:span text:style-name="T7">unlink(</text:span><text:span text:style-name="T6">$tmpfile</text:span><text:span text:style-name="T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1.204cm" svg:height="1.517cm" svg:x="8.481cm" svg:y="2.928cm">
          <draw:text-box>
            <text:p><text:span text:style-name="T1">What just happened?</text:span></text:p>
          </draw:text-box>
        </draw:frame>
        <draw:frame draw:style-name="gr1" draw:text-style-name="P2" draw:layer="layout" svg:width="19.124cm" svg:height="6.859cm" svg:x="4.445cm" svg:y="8.381cm">
          <draw:text-box>
            <text:list text:style-name="L1">
              <text:list-item>
                <text:p><text:span text:style-name="T2"><text:s/></text:span><text:span text:style-name="T2">Opened the original file</text:span></text:p>
              </text:list-item>
              <text:list-item>
                <text:p><text:span text:style-name="T2"><text:s/></text:span><text:span text:style-name="T2">Created a temporary file</text:span></text:p>
              </text:list-item>
              <text:list-item>
                <text:p><text:span text:style-name="T2"><text:s/></text:span><text:span text:style-name="T2">Read each line of the original</text:span></text:p>
              </text:list-item>
              <text:list-item>
                <text:p><text:span text:style-name="T2"><text:s/></text:span><text:span text:style-name="T2">Did some stuff to each line of the original</text:span></text:p>
              </text:list-item>
              <text:list-item>
                <text:p><text:span text:style-name="T2"><text:s/></text:span><text:span text:style-name="T2">Wrote each line of the original back out</text:span></text:p>
              </text:list-item>
              <text:list-item>
                <text:p><text:span text:style-name="T2"><text:s/></text:span><text:span text:style-name="T2">Copied the temporary back on top of the original</text:span></text:p>
              </text:list-item>
              <text:list-item>
                <text:p><text:span text:style-name="T2"><text:s/></text:span><text:span text:style-name="T2">Removed the tempo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18.921cm" svg:height="1.517cm" svg:x="4.445cm" svg:y="3.563cm">
          <draw:text-box>
            <text:p><text:span text:style-name="T1">Spelling with grey and colourful tyres</text:span></text:p>
          </draw:text-box>
        </draw:frame>
        <draw:frame draw:style-name="gr1" draw:text-style-name="P7" draw:layer="layout" svg:width="17.893cm" svg:height="2.139cm" svg:x="5.602cm" svg:y="9.525cm">
          <draw:text-box>
            <text:p text:style-name="P4"><text:span text:style-name="T2">That's “Spelling with gray and colorful tires” for</text:span><text:span text:style-name="T2"><text:line-break/></text:span><text:span text:style-name="T2">you American English-speaking lo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14.527cm" svg:height="1.517cm" svg:x="7.063cm" svg:y="4.198cm">
          <draw:text-box>
            <text:p><text:span text:style-name="T1">Lingua::Spelling::Alternative</text:span></text:p>
          </draw:text-box>
        </draw:frame>
        <draw:frame draw:style-name="gr1" draw:text-style-name="P2" draw:layer="layout" svg:width="14.184cm" svg:height="1.195cm" svg:x="7.406cm" svg:y="5.79cm">
          <draw:text-box>
            <text:p><text:span text:style-name="T2">A neat little module I found on CPAN</text:span></text:p>
          </draw:text-box>
        </draw:frame>
        <draw:frame draw:style-name="gr1" draw:text-style-name="P2" draw:layer="layout" svg:width="22.874cm" svg:height="3.083cm" svg:x="2.54cm" svg:y="10.795cm">
          <draw:text-box>
            <text:list text:style-name="L1">
              <text:list-item>
                <text:p><text:span text:style-name="T2"><text:s/></text:span><text:span text:style-name="T2">Does as it says on the tin; shows you alternative spellings!</text:span></text:p>
              </text:list-item>
              <text:list-item>
                <text:p><text:span text:style-name="T2"><text:s/></text:span><text:span text:style-name="T2">Needs ispell installed; but most Unixes have it anyway</text:span></text:p>
              </text:list-item>
              <text:list-item>
                <text:p><text:span text:style-name="T2"><text:s/></text:span><text:span text:style-name="T2">Caveat: Only works with one word at a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4.659cm" svg:height="1.517cm" svg:x="11.851cm" svg:y="3.175cm">
          <draw:text-box>
            <text:p><text:span text:style-name="T1">Sample!</text:span></text:p>
          </draw:text-box>
        </draw:frame>
        <draw:frame draw:style-name="gr1" draw:text-style-name="P8" draw:layer="layout" svg:width="21.457cm" svg:height="10.331cm" svg:x="3.308cm" svg:y="6.985cm">
          <draw:text-box>
            <text:p><text:span text:style-name="T8">use Lingua::Spelling::Alternative ();</text:span><text:span text:style-name="T8"><text:line-break/></text:span><text:span text:style-name="T8"><text:line-break/></text:span><text:span text:style-name="T8">my </text:span><text:span text:style-name="T9">$affix</text:span><text:span text:style-name="T8"> = '/usr/lib/ispell/default.aff';</text:span><text:span text:style-name="T8"><text:line-break/></text:span><text:span text:style-name="T8">my </text:span><text:span text:style-name="T9">$word</text:span><text:span text:style-name="T8"> <text:s/>= 'tire';</text:span><text:span text:style-name="T8"><text:line-break/></text:span><text:span text:style-name="T8"><text:line-break/></text:span><text:span text:style-name="T8">my </text:span><text:span text:style-name="T9">$en</text:span><text:span text:style-name="T8"> = Lingua::Spelling::Alternative-&gt;new;</text:span><text:span text:style-name="T8"><text:line-break/></text:span><text:span text:style-name="T8"><text:line-break/></text:span><text:span text:style-name="T8">unless (</text:span><text:span text:style-name="T9">$en</text:span><text:span text:style-name="T8">-&gt;load_affix(</text:span><text:span text:style-name="T9">$affix</text:span><text:span text:style-name="T8">)) {</text:span><text:span text:style-name="T8"><text:line-break/></text:span><text:span text:style-name="T8"> <text:s text:c="3"/>die(“Unable to load </text:span><text:span text:style-name="T9">$affix</text:span><text:span text:style-name="T8">: $!”);</text:span><text:span text:style-name="T8"><text:line-break/></text:span><text:span text:style-name="T8">}</text:span><text:span text:style-name="T8"><text:line-break/></text:span><text:span text:style-name="T8"><text:line-break/></text:span><text:span text:style-name="T8">foreach my $alternative (</text:span><text:span text:style-name="T9">$en</text:span><text:span text:style-name="T8">-&gt;alternatives(</text:span><text:span text:style-name="T9">$word</text:span><text:span text:style-name="T8">)) {</text:span><text:span text:style-name="T8"><text:line-break/></text:span><text:span text:style-name="T8"> <text:s text:c="3"/>print “An alternative for </text:span><text:span text:style-name="T9">$word</text:span><text:span text:style-name="T8"> is </text:span><text:span text:style-name="T9">$alternative</text:span><text:span text:style-name="T8">\n”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5.98cm" svg:height="1.517cm" svg:x="11.165cm" svg:y="8.643cm">
          <draw:text-box>
            <text:p><text:span text:style-name="T1">Cool, huh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8.931cm" svg:height="1.517cm" svg:x="9.525cm" svg:y="6.985cm">
          <draw:text-box>
            <text:p><text:span text:style-name="T1">Template::Toolkit</text:span></text:p>
          </draw:text-box>
        </draw:frame>
        <draw:frame draw:style-name="gr1" draw:text-style-name="P2" draw:layer="layout" svg:width="21.842cm" svg:height="1.195cm" svg:x="3.175cm" svg:y="10.795cm">
          <draw:text-box>
            <text:p><text:span text:style-name="T2">Make lots of new and unique files from a single templat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4.074cm" svg:height="1.517cm" svg:x="6.881cm" svg:y="2.54cm">
          <draw:text-box>
            <text:p><text:span text:style-name="T1">Fairly straightforward, yes?</text:span></text:p>
          </draw:text-box>
        </draw:frame>
        <draw:frame draw:style-name="gr1" draw:text-style-name="P3" draw:layer="layout" svg:width="16.758cm" svg:height="13.705cm" svg:x="5.313cm" svg:y="5.63cm">
          <draw:text-box>
            <text:p><text:span text:style-name="T3">use Template;</text:span><text:span text:style-name="T3"><text:line-break/></text:span><text:span text:style-name="T3"><text:line-break/></text:span><text:span text:style-name="T3">my (</text:span><text:span text:style-name="T4">$template</text:span><text:span text:style-name="T3">, </text:span><text:span text:style-name="T4">$output</text:span><text:span text:style-name="T3">) = @ARGV;</text:span><text:span text:style-name="T3"><text:line-break/></text:span><text:span text:style-name="T3"><text:line-break/></text:span><text:span text:style-name="T3">my </text:span><text:span text:style-name="T4">%stuff</text:span><text:span text:style-name="T3"> = (</text:span></text:p>
            <text:p><text:span text:style-name="T3"><text:s text:c="4"/></text:span><text:span text:style-name="T3">'</text:span><text:span text:style-name="T4">name</text:span><text:span text:style-name="T3">' =&gt; 'Erin Schönhals',</text:span></text:p>
            <text:p><text:span text:style-name="T3"><text:s text:c="4"/></text:span><text:span text:style-name="T3">'</text:span><text:span text:style-name="T4">date</text:span><text:span text:style-name="T3">' =&gt; '11 October 2012'</text:span></text:p>
            <text:p><text:span text:style-name="T3">);</text:span><text:span text:style-name="T3"><text:line-break/></text:span><text:span text:style-name="T3"><text:line-break/></text:span><text:span text:style-name="T3">my </text:span><text:span text:style-name="T4">$tt</text:span><text:span text:style-name="T3"> = Template-&gt;new;</text:span><text:span text:style-name="T3"><text:line-break/></text:span><text:span text:style-name="T3"><text:line-break/></text:span><text:span text:style-name="T4">$tt</text:span><text:span text:style-name="T3">-&gt;process(</text:span><text:span text:style-name="T4">$template</text:span><text:span text:style-name="T3">, {</text:span><text:span text:style-name="T3"><text:line-break/></text:span><text:span text:style-name="T3"> <text:s text:c="3"/>'</text:span><text:span text:style-name="T4">stuff'</text:span><text:span text:style-name="T10"> =&gt; \</text:span><text:span text:style-name="T4">%stuff</text:span><text:span text:style-name="T10">,</text:span><text:span text:style-name="T3"><text:line-break/></text:span><text:span text:style-name="T3">},</text:span><text:span text:style-name="T10"> </text:span><text:span text:style-name="T4">$output</text:span><text:span text:style-name="T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3" draw:layer="layout" svg:width="14.726cm" svg:height="2.173cm" svg:x="3.175cm" svg:y="4.445cm">
          <draw:text-box>
            <text:p><text:span text:style-name="T3">My name is [% </text:span><text:span text:style-name="T4">stuff</text:span><text:span text:style-name="T3">.</text:span><text:span text:style-name="T4">name</text:span><text:span text:style-name="T3"> %].</text:span><text:span text:style-name="T3"><text:line-break/></text:span><text:span text:style-name="T3">Today is [% </text:span><text:span text:style-name="T4">stuff</text:span><text:span text:style-name="T3">.</text:span><text:span text:style-name="T4">date</text:span><text:span text:style-name="T3"> %].</text:span></text:p>
          </draw:text-box>
        </draw:frame>
        <draw:frame draw:style-name="gr1" draw:text-style-name="P1" draw:layer="layout" svg:width="6.369cm" svg:height="1.517cm" svg:x="1.905cm" svg:y="1.905cm">
          <draw:text-box>
            <text:p><text:span text:style-name="T1">Turns this...</text:span></text:p>
          </draw:text-box>
        </draw:frame>
        <draw:frame draw:style-name="gr1" draw:text-style-name="P1" draw:layer="layout" svg:width="4.778cm" svg:height="1.517cm" svg:x="1.905cm" svg:y="7.62cm">
          <draw:text-box>
            <text:p><text:span text:style-name="T1">Into this:</text:span></text:p>
          </draw:text-box>
        </draw:frame>
        <draw:frame draw:style-name="gr4" draw:text-style-name="P1" draw:layer="layout" svg:width="14.726cm" svg:height="2.174cm" svg:x="3.689cm" svg:y="9.891cm">
          <draw:text-box>
            <text:p><text:span text:style-name="T3">My name is </text:span><text:span text:style-name="T4">Erin Schönhals</text:span><text:span text:style-name="T3">.</text:span><text:span text:style-name="T3"><text:line-break/></text:span><text:span text:style-name="T3">Today is </text:span><text:span text:style-name="T4">11 Oct 2012</text:span><text:span text:style-name="T3">.</text:span></text:p>
          </draw:text-box>
        </draw:frame>
        <draw:frame draw:style-name="gr1" draw:text-style-name="P1" draw:layer="layout" svg:width="23.912cm" svg:height="2.783cm" svg:x="2.54cm" svg:y="14.605cm">
          <draw:text-box>
            <text:p><text:span text:style-name="T1">Template::Toolkit outputs to standard output by</text:span><text:span text:style-name="T1"><text:line-break/></text:span><text:span text:style-name="T1">default, ever so helpfull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13.723cm" svg:height="1.517cm" svg:x="7.232cm" svg:y="2.928cm">
          <draw:text-box>
            <text:p><text:span text:style-name="T1">Small problems in big jobs</text:span></text:p>
          </draw:text-box>
        </draw:frame>
        <draw:frame draw:style-name="gr1" draw:text-style-name="P2" draw:layer="layout" svg:width="17.942cm" svg:height="3.083cm" svg:x="4.918cm" svg:y="8.89cm">
          <draw:text-box>
            <text:list text:style-name="L1">
              <text:list-item>
                <text:p><text:span text:style-name="T2"><text:s/></text:span><text:span text:style-name="T2">Please, don't die()!</text:span></text:p>
              </text:list-item>
              <text:list-item>
                <text:p><text:span text:style-name="T2"><text:s/></text:span><text:span text:style-name="T2">Report early, report often</text:span></text:p>
              </text:list-item>
              <text:list-item>
                <text:p><text:span text:style-name="T2"><text:s/></text:span><text:span text:style-name="T2">Let the world know if you succeeded or fai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16.872cm" svg:height="1.517cm" svg:x="5.353cm" svg:y="8.255cm">
          <draw:text-box>
            <text:p><text:span text:style-name="T1">Example: Batch renaming mp3s!</text:span></text:p>
          </draw:text-box>
        </draw:frame>
        <draw:frame draw:style-name="gr1" draw:text-style-name="P2" draw:layer="layout" svg:width="12.262cm" svg:height="2.139cm" svg:x="7.393cm" svg:y="10.235cm">
          <draw:text-box>
            <text:p><text:span text:style-name="T2">Laziness is a virtue. <text:s/>So is Perl.</text:span></text:p>
            <text:p text:style-name="P4"><text:span text:style-name="T2">And proper error handling, to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9" draw:layer="layout" svg:width="22.176cm" svg:height="20.699cm" svg:x="2.589cm" svg:y="0.257cm">
          <draw:text-box>
            <text:p><text:span text:style-name="T5">use File::Find <text:s text:c="4"/>();</text:span><text:span text:style-name="T5"><text:line-break/></text:span><text:span text:style-name="T5">use File::Basename ();</text:span><text:span text:style-name="T5"><text:line-break/></text:span><text:span text:style-name="T5"><text:line-break/></text:span><text:span text:style-name="T5">my </text:span><text:span text:style-name="T6">$exit_status</text:span><text:span text:style-name="T5"> = </text:span><text:span text:style-name="T6">0</text:span><text:span text:style-name="T5">;</text:span><text:span text:style-name="T5"><text:line-break/></text:span><text:span text:style-name="T5"><text:line-break/></text:span><text:span text:style-name="T5">File::Find::find({</text:span></text:p>
            <text:p><text:span text:style-name="T5"><text:s text:c="4"/></text:span><text:span text:style-name="T5">'no_chdir' =&gt; 1,</text:span><text:span text:style-name="T5"><text:line-break/></text:span><text:span text:style-name="T5"> <text:s text:c="3"/>'wanted' <text:s text:c="2"/>=&gt; sub {</text:span><text:span text:style-name="T5"><text:line-break/></text:span><text:span text:style-name="T5"> <text:s text:c="7"/>my </text:span><text:span text:style-name="T6">$old</text:span><text:span text:style-name="T5"> <text:s/>= $File::Find::name;</text:span><text:span text:style-name="T5"><text:line-break/></text:span><text:span text:style-name="T5"> <text:s text:c="7"/>my </text:span><text:span text:style-name="T6">$base</text:span><text:span text:style-name="T5"> = File::Basename::basename(</text:span><text:span text:style-name="T6">$old</text:span><text:span text:style-name="T5">);</text:span><text:span text:style-name="T5"><text:line-break/></text:span><text:span text:style-name="T5"> <text:s text:c="7"/>my </text:span><text:span text:style-name="T6">$dir</text:span><text:span text:style-name="T5"> <text:s/>= File::Basename::dirname(</text:span><text:span text:style-name="T6">$old</text:span><text:span text:style-name="T5">);</text:span><text:span text:style-name="T5"><text:line-break/></text:span><text:span text:style-name="T5"><text:line-break/></text:span><text:span text:style-name="T5"> <text:s text:c="7"/>my </text:span><text:span text:style-name="T6">$dirty</text:span><text:span text:style-name="T5"> = 0;</text:span></text:p>
            <text:p><text:span text:style-name="T5"/></text:p>
            <text:p><text:span text:style-name="T5"><text:s text:c="8"/></text:span><text:span text:style-name="T5">return unless -f </text:span><text:span text:style-name="T6">$old</text:span><text:span text:style-name="T5">;</text:span><text:span text:style-name="T5"><text:line-break/></text:span><text:span text:style-name="T5"><text:line-break/></text:span><text:span text:style-name="T5"> <text:s text:c="7"/></text:span><text:span text:style-name="T6">$dirty</text:span><text:span text:style-name="T5">++ if </text:span><text:span text:style-name="T6">$base</text:span><text:span text:style-name="T5"> =~ s/\.MP3$/\.mp3/;</text:span><text:span text:style-name="T5"><text:line-break/></text:span><text:span text:style-name="T5"> <text:s text:c="7"/></text:span><text:span text:style-name="T6">$dirty</text:span><text:span text:style-name="T5">++ if </text:span><text:span text:style-name="T6">$base</text:span><text:span text:style-name="T5"> =~ s/: / - /g; # Windows HATES colons!</text:span><text:span text:style-name="T5"><text:line-break/></text:span><text:span text:style-name="T5"> <text:s text:c="7"/></text:span><text:span text:style-name="T6">$dirty</text:span><text:span text:style-name="T5">++ if </text:span><text:span text:style-name="T6">$base</text:span><text:span text:style-name="T5"> =~ s/ \(Album Version\)//; # Annoying!</text:span><text:span text:style-name="T5"><text:line-break/></text:span><text:span text:style-name="T5"><text:line-break/></text:span><text:span text:style-name="T5"> <text:s text:c="7"/>return unless </text:span><text:span text:style-name="T6">$dirty</text:span><text:span text:style-name="T5">;</text:span><text:span text:style-name="T5"><text:line-break/></text:span><text:span text:style-name="T5"><text:line-break/></text:span><text:span text:style-name="T5"> <text:s text:c="7"/>my </text:span><text:span text:style-name="T6">$new</text:span><text:span text:style-name="T5"> = “</text:span><text:span text:style-name="T6">$dir</text:span><text:span text:style-name="T5">/</text:span><text:span text:style-name="T6">$base</text:span><text:span text:style-name="T5">”;</text:span><text:span text:style-name="T5"><text:line-break/></text:span><text:span text:style-name="T5"><text:line-break/></text:span><text:span text:style-name="T5"> <text:s text:c="7"/>unless (rename(</text:span><text:span text:style-name="T6">$old</text:span><text:span text:style-name="T5"> =&gt; </text:span><text:span text:style-name="T6">$new</text:span><text:span text:style-name="T5">)) {</text:span><text:span text:style-name="T5"><text:line-break/></text:span><text:span text:style-name="T5"> <text:s text:c="11"/>print STDERR “Unable to rename </text:span><text:span text:style-name="T6">$old</text:span><text:span text:style-name="T5"> to </text:span><text:span text:style-name="T6">$new</text:span><text:span text:style-name="T5">: $!”);</text:span><text:span text:style-name="T5"><text:line-break/></text:span><text:span text:style-name="T5"> <text:s text:c="11"/></text:span><text:span text:style-name="T6">$exit_status</text:span><text:span text:style-name="T5"> = </text:span><text:span text:style-name="T6">1</text:span><text:span text:style-name="T5">;</text:span><text:span text:style-name="T5"><text:line-break/></text:span><text:span text:style-name="T5"> <text:s text:c="7"/>}</text:span><text:span text:style-name="T5"><text:line-break/></text:span><text:span text:style-name="T5"> <text:s text:c="3"/>}</text:span></text:p>
            <text:p><text:span text:style-name="T5">}, @ARGV);</text:span><text:span text:style-name="T5"><text:line-break/></text:span><text:span text:style-name="T5"><text:line-break/></text:span><text:span text:style-name="T5">exit </text:span><text:span text:style-name="T6">$exit_status</text:span><text:span text:style-name="T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9.883cm" svg:height="1.517cm" svg:x="9.167cm" svg:y="8.89cm">
          <draw:text-box>
            <text:p><text:span text:style-name="T1">Not too hard, huh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1.581cm" svg:height="1.517cm" svg:x="8.104cm" svg:y="8.89cm">
          <draw:text-box>
            <text:p><text:span text:style-name="T1">Gluing things together</text:span></text:p>
          </draw:text-box>
        </draw:frame>
        <draw:frame draw:style-name="gr1" draw:text-style-name="P2" draw:layer="layout" svg:width="6.877cm" svg:height="1.195cm" svg:x="10.658cm" svg:y="10.235cm">
          <draw:text-box>
            <text:p><text:span text:style-name="T2">It's the Unix way!</text:span></text:p>
          </draw:text-box>
        </draw:frame>
        <draw:frame draw:style-name="gr5" draw:text-style-name="P10" draw:layer="layout" svg:width="2.466cm" svg:height="1.038cm" svg:x="12.774cm" svg:y="18.012cm">
          <draw:text-box>
            <text:p><text:span text:style-name="T11">~ fin ~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0-11T21:49:40</meta:creation-date>
    <meta:editing-duration>PT00H48M45S</meta:editing-duration>
    <meta:editing-cycles>8</meta:editing-cycles>
    <dc:date>2012-10-12T03:13:51</dc:date>
    <meta:generator>OpenOffice.org/3.2$Unix OpenOffice.org_project/320m19$Build-9505</meta:generator>
    <dc:creator>Erin Schönhals</dc:creator>
    <meta:document-statistic meta:object-count="121"/>
  </office:meta>
</office:document-meta>
</file>